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break-before="page"/>
    </style:style>
    <style:style style:name="P2" style:family="paragraph" style:parent-style-name="Standard">
      <style:text-properties officeooo:rsid="00196e8a" officeooo:paragraph-rsid="00196e8a"/>
    </style:style>
    <style:style style:name="P3" style:family="paragraph" style:parent-style-name="Standard">
      <style:text-properties officeooo:rsid="00196e8a" officeooo:paragraph-rsid="001c2b61"/>
    </style:style>
    <style:style style:name="P4" style:family="paragraph" style:parent-style-name="Preformatted_20_Text">
      <style:text-properties officeooo:rsid="001c2b61" officeooo:paragraph-rsid="001c2b61"/>
    </style:style>
    <style:style style:name="P5" style:family="paragraph" style:parent-style-name="Standard">
      <style:text-properties officeooo:rsid="001c2b61" officeooo:paragraph-rsid="001c2b61"/>
    </style:style>
    <style:style style:name="P6" style:family="paragraph" style:parent-style-name="Preformatted_20_Text">
      <style:text-properties officeooo:paragraph-rsid="001c2b61"/>
    </style:style>
    <style:style style:name="P7" style:family="paragraph" style:parent-style-name="Standard">
      <style:text-properties officeooo:paragraph-rsid="00196e8a"/>
    </style:style>
    <style:style style:name="P8" style:family="paragraph" style:parent-style-name="Standard">
      <style:text-properties officeooo:paragraph-rsid="00254608"/>
    </style:style>
    <style:style style:name="P9" style:family="paragraph" style:parent-style-name="Standard">
      <style:text-properties officeooo:rsid="001f55c8" officeooo:paragraph-rsid="001f55c8"/>
    </style:style>
    <style:style style:name="P10" style:family="paragraph" style:parent-style-name="Standard">
      <style:text-properties officeooo:rsid="00267274" officeooo:paragraph-rsid="00267274"/>
    </style:style>
    <style:style style:name="P11" style:family="paragraph" style:parent-style-name="Heading_20_1">
      <style:text-properties officeooo:rsid="00196e8a" officeooo:paragraph-rsid="00196e8a"/>
    </style:style>
    <style:style style:name="P12" style:family="paragraph" style:parent-style-name="Heading_20_1" style:list-style-name=""/>
    <style:style style:name="P13" style:family="paragraph" style:parent-style-name="Heading_20_1">
      <style:paragraph-properties fo:break-before="page"/>
    </style:style>
    <style:style style:name="P14" style:family="paragraph" style:parent-style-name="Heading_20_2">
      <style:text-properties officeooo:rsid="001f227a" officeooo:paragraph-rsid="001f227a"/>
    </style:style>
    <style:style style:name="P15" style:family="paragraph" style:parent-style-name="Heading_20_2">
      <style:text-properties officeooo:rsid="00254608" officeooo:paragraph-rsid="00254608"/>
    </style:style>
    <style:style style:name="P16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17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paragraph-rsid="001ddb22"/>
    </style:style>
    <style:style style:name="P18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paragraph-rsid="001f55c8"/>
    </style:style>
    <style:style style:name="P19" style:family="paragraph" style:parent-style-name="Standard">
      <style:text-properties officeooo:rsid="00269ad2" officeooo:paragraph-rsid="00269ad2"/>
    </style:style>
    <style:style style:name="T1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bcbec4" loext:opacity="100%" style:font-name="JetBrains Mono" fo:font-size="10pt" fo:font-style="normal" fo:font-weight="normal" officeooo:rsid="001f55c8" style:font-size-asian="10pt" style:font-style-asian="normal" style:font-weight-asian="normal"/>
    </style:style>
    <style:style style:name="T3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b3ae60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8d91dc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6aa2d7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officeooo:rsid="001c2b61"/>
    </style:style>
    <style:style style:name="T8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d5a563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officeooo:rsid="001f227a"/>
    </style:style>
    <style:style style:name="T11" style:family="text">
      <style:text-properties officeooo:rsid="001f55c8"/>
    </style:style>
    <style:style style:name="T12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officeooo:rsid="0022e8fa"/>
    </style:style>
    <style:style style:name="T14" style:family="text">
      <style:text-properties officeooo:rsid="00254608"/>
    </style:style>
    <style:style style:name="T15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0">E</text:span>mbeded <text:span text:style-name="T10">rust</text:span> on microbit</text:p>
      <text:h text:style-name="Heading_20_1" text:outline-level="1">Install</text:h>
      <text:p text:style-name="Preformatted_20_Text">rustup target add thumbv7em-none-eabihf</text:p>
      <text:p text:style-name="Preformatted_20_Text">rustup component add llvm-tools</text:p>
      <text:p text:style-name="Preformatted_20_Text">cargo install cargo-binuitls</text:p>
      <text:p text:style-name="Preformatted_20_Text"/>
      <text:h text:style-name="Heading_20_1" text:outline-level="1">Install probe-rs/cargo embed</text:h>
      <text:p text:style-name="Preformatted_20_Text">cargo install probe-rs</text:p>
      <text:p text:style-name="Preformatted_20_Text"/>
      <text:h text:style-name="P14" text:outline-level="2">Init project</text:h>
      <text:p text:style-name="Preformatted_20_Text">cargo init --bin</text:p>
      <text:p text:style-name="Preformatted_20_Text"/>
      <text:h text:style-name="Heading_20_2" text:outline-level="2">Embed.toml</text:h>
      <text:p text:style-name="P16" loext:marker-style-name="T8"><text:span text:style-name="T1">[</text:span><text:span text:style-name="T3">default</text:span><text:span text:style-name="T1">.</text:span><text:span text:style-name="T3">general</text:span><text:span text:style-name="T1">]<text:line-break/></text:span><text:span text:style-name="T3">chip </text:span><text:span text:style-name="T1">= </text:span><text:span text:style-name="T8">"nRF52833_xxAA"<text:line-break/></text:span></text:p>
      <text:p text:style-name="P3"/>
      <text:h text:style-name="P11" text:outline-level="1">Add crate for CPU</text:h>
      <text:p text:style-name="Preformatted_20_Text">cargo add cortex-m-rt</text:p>
      <text:p text:style-name="P2"/>
      <text:h text:style-name="Heading_20_2" text:outline-level="2">memory.x file</text:h>
      <text:p text:style-name="P16" loext:marker-style-name="T1"><text:span text:style-name="T1">/* Linker script for the STM32F103C8T6 */<text:line-break/>MEMORY<text:line-break/>{<text:line-break/> <text:s/>FLASH : ORIGIN = 0x00000000, LENGTH = 512K<text:line-break/> <text:s/>RAM <text:s text:c="2"/>: ORIGIN = 0x20000000, LENGTH = 128K<text:line-break/>}</text:span></text:p>
      <text:p text:style-name="P2"/>
      <text:h text:style-name="P12" text:outline-level="1"/>
      <text:h text:style-name="P13" text:outline-level="1">General embeded setup</text:h>
      <text:p text:style-name="Preformatted_20_Text">cargo add panic-halt</text:p>
      <text:p text:style-name="P2"/>
      <text:h text:style-name="Heading_20_2" text:outline-level="2">main.rs</text:h>
      <text:p text:style-name="P16" loext:marker-style-name="T1"><text:span text:style-name="T4">#![no_std]<text:line-break/>#![no_main]<text:line-break/><text:line-break/></text:span><text:span text:style-name="T3">use </text:span><text:span text:style-name="T5">cortex_m_rt</text:span><text:span text:style-name="T1">::</text:span><text:span text:style-name="T6">entry</text:span><text:span text:style-name="T1">;<text:line-break/></text:span><text:span text:style-name="T3">use </text:span><text:span text:style-name="T5">panic_halt </text:span><text:span text:style-name="T3">as </text:span><text:span text:style-name="T1">_;<text:line-break/><text:line-break/></text:span><text:span text:style-name="T4">#[entry]<text:line-break/></text:span><text:span text:style-name="T3">fn </text:span><text:span text:style-name="T6">main</text:span><text:span text:style-name="T1">() -&gt; ! {<text:line-break/> <text:s text:c="3"/></text:span><text:span text:style-name="T3">loop </text:span><text:span text:style-name="T1">{}<text:line-break/>}</text:span></text:p>
      <text:p text:style-name="P7"/>
      <text:p text:style-name="P7"/>
      <text:h text:style-name="Heading_20_2" text:outline-level="2">Add to Cargo.toml</text:h>
      <text:p text:style-name="P16" loext:marker-style-name="T1"><text:span text:style-name="T1">[[</text:span><text:span text:style-name="T3">bin</text:span><text:span text:style-name="T1">]]<text:line-break/></text:span><text:span text:style-name="T3">name </text:span><text:span text:style-name="T1">= </text:span><text:span text:style-name="T8">"mb_bare"<text:line-break/></text:span><text:span text:style-name="T3">path </text:span><text:span text:style-name="T1">= </text:span><text:span text:style-name="T8">"src/main.rs"<text:line-break/></text:span><text:span text:style-name="T3">test </text:span><text:span text:style-name="T1">= false<text:line-break/></text:span><text:span text:style-name="T3">doctest </text:span><text:span text:style-name="T1">= false<text:line-break/></text:span><text:span text:style-name="T3">bench </text:span><text:span text:style-name="T1">= false</text:span></text:p>
      <text:h text:style-name="Heading_20_1" text:outline-level="1">Set udev rules</text:h>
      <text:p text:style-name="P19"><text:a xlink:type="simple" xlink:href="https://probe.rs/docs/getting-started/probe-setup/#linux-udev-rules" text:style-name="Internet_20_link" text:visited-style-name="Visited_20_Internet_20_Link">Download rules file</text:a></text:p>
      <text:p text:style-name="P19"/>
      <text:p text:style-name="Preformatted_20_Text">sudo mv Downloads/69-probe-rs.rules /etc/udev/rules.d/</text:p>
      <text:p text:style-name="Preformatted_20_Text">sudo udevadm control –reload</text:p>
      <text:p text:style-name="P2"/>
      <text:p text:style-name="P2">Unplug/plugin device</text:p>
      <text:p text:style-name="P2"/>
      <text:h text:style-name="Heading_20_1" text:outline-level="1">Add .cargo/config.toml</text:h>
      <text:p text:style-name="P2"/>
      <text:p text:style-name="P16" loext:marker-style-name="T1"><text:span text:style-name="T1">[</text:span><text:span text:style-name="T3">build</text:span><text:span text:style-name="T1">]<text:line-break/></text:span><text:span text:style-name="T3">target </text:span><text:span text:style-name="T1">= </text:span><text:span text:style-name="T8">"thumbv7em-none-eabihf"<text:line-break/><text:line-break/></text:span><text:span text:style-name="T1">[</text:span><text:span text:style-name="T3">target</text:span><text:span text:style-name="T1">.</text:span><text:span text:style-name="T3">thumbv7em-none-eabihf</text:span><text:span text:style-name="T1">]<text:line-break/></text:span><text:span text:style-name="T3">rustflags </text:span><text:span text:style-name="T1">= [</text:span><text:span text:style-name="T12"> </text:span><text:span text:style-name="T8">"-C"</text:span><text:span text:style-name="T1">, </text:span><text:span text:style-name="T8">"link-arg=-Tlink.x"</text:span><text:span text:style-name="T1">]</text:span></text:p>
      <text:p text:style-name="Standard"/>
      <text:h text:style-name="Heading_20_1" text:outline-level="1">Compile and run</text:h>
      <text:p text:style-name="Preformatted_20_Text"><text:span text:style-name="T10">c</text:span>argo embed</text:p>
      <text:p text:style-name="P1">Debugging</text:p>
      <text:h text:style-name="Heading_20_1" text:outline-level="1"><text:span text:style-name="T7">Setup </text:span>RTT <text:span text:style-name="T7">for debug</text:span></text:h>
      <text:p text:style-name="P6"><text:bookmark-start text:name="__DdeLink__113_1612419350"/>cargo add cortex-m –features critical-section-single-core</text:p>
      <text:p text:style-name="P6">cargo add rtt-target<text:bookmark-end text:name="__DdeLink__113_1612419350"/></text:p>
      <text:p text:style-name="P6"/>
      <text:p text:style-name="P4">Add rtt to Embed.toml</text:p>
      <text:p text:style-name="P16" loext:marker-style-name="T1"><text:span text:style-name="T1">[</text:span><text:span text:style-name="T3">default</text:span><text:span text:style-name="T1">.</text:span><text:span text:style-name="T3">rtt</text:span><text:span text:style-name="T1">]<text:line-break/></text:span><text:span text:style-name="T3">enabled </text:span><text:span text:style-name="T1">= true</text:span></text:p>
      <text:p text:style-name="P5"/>
      <text:h text:style-name="Heading_20_2" text:outline-level="2">Add rtt init to main.rs</text:h>
      <text:p text:style-name="P17" loext:marker-style-name="T1"><text:span text:style-name="T3">…</text:span></text:p>
      <text:p text:style-name="P17" loext:marker-style-name="T1"><text:span text:style-name="T3">use </text:span><text:span text:style-name="T5">rtt_target</text:span><text:span text:style-name="T1">::{</text:span><text:span text:style-name="T9">rprintln</text:span><text:span text:style-name="T1">, </text:span><text:span text:style-name="T9">rtt_init_print</text:span><text:span text:style-name="T1">};<text:line-break/></text:span><text:span text:style-name="T3">use </text:span><text:span text:style-name="T5">cortex_m </text:span><text:span text:style-name="T3">as </text:span><text:span text:style-name="T1">_;<text:line-break/><text:line-break/></text:span><text:span text:style-name="T4">#[entry]<text:line-break/></text:span><text:span text:style-name="T3">fn </text:span><text:span text:style-name="T6">main</text:span><text:span text:style-name="T1">() -&gt; ! {<text:line-break/> <text:s text:c="3"/></text:span><text:span text:style-name="T9">rtt_init_print!</text:span><text:span text:style-name="T1">();<text:line-break/> <text:s text:c="3"/></text:span><text:span text:style-name="T9">rprintln!</text:span><text:span text:style-name="T1">(</text:span><text:span text:style-name="T8">"Hello, world!"</text:span><text:span text:style-name="T1">);<text:line-break/> <text:s text:c="3"/></text:span><text:span text:style-name="T3">loop </text:span><text:span text:style-name="T1">{}<text:line-break/>}</text:span></text:p>
      <text:p text:style-name="P5"/>
      <text:h text:style-name="P12" text:outline-level="1"/>
      <text:h text:style-name="P13" text:outline-level="1">GDB <text:span text:style-name="T13">(on Debian)</text:span></text:h>
      <text:p text:style-name="Preformatted_20_Text"><text:span text:style-name="T11">s</text:span>udo apt install gdb-multiarch</text:p>
      <text:h text:style-name="Heading_20_2" text:outline-level="2"><text:span text:style-name="T11">Modify</text:span> <text:span text:style-name="T11">E</text:span>mbed.toml</text:h>
      <text:p text:style-name="P18" loext:marker-style-name="T1"><text:span text:style-name="T1">[</text:span><text:span text:style-name="T3">default</text:span><text:span text:style-name="T1">.</text:span><text:span text:style-name="T3">rtt</text:span><text:span text:style-name="T1">]<text:line-break/></text:span><text:span text:style-name="T3">enabled </text:span><text:span text:style-name="T1">= </text:span><text:span text:style-name="T2">false</text:span></text:p>
      <text:p text:style-name="P18" loext:marker-style-name="T1"><text:span text:style-name="T2"/></text:p>
      <text:p text:style-name="P18" loext:marker-style-name="T1"><text:span text:style-name="T1">[</text:span><text:span text:style-name="T3">default</text:span><text:span text:style-name="T1">.</text:span><text:span text:style-name="T3">gdb</text:span><text:span text:style-name="T1">]<text:line-break/></text:span><text:span text:style-name="T3">enabled </text:span><text:span text:style-name="T1">= true<text:line-break/><text:line-break/>[</text:span><text:span text:style-name="T3">default</text:span><text:span text:style-name="T1">.</text:span><text:span text:style-name="T3">reset</text:span><text:span text:style-name="T1">]<text:line-break/></text:span><text:span text:style-name="T3">halt_afterwards </text:span><text:span text:style-name="T1">= true</text:span></text:p>
      <text:p text:style-name="P9"/>
      <text:p text:style-name="P10">Deactivate gdb and halt_afterwards for using rtt again</text:p>
      <text:h text:style-name="P15" text:outline-level="2">As rtt is disabled change main.rs</text:h>
      <text:p text:style-name="P16" loext:marker-style-name="T1"><text:span text:style-name="T3">use </text:span><text:span text:style-name="T5">cortex_m</text:span><text:span text:style-name="T1">::asm::</text:span><text:span text:style-name="T6">nop</text:span><text:span text:style-name="T1">;<text:line-break/></text:span><text:span text:style-name="T3">use </text:span><text:span text:style-name="T5">cortex_m_rt</text:span><text:span text:style-name="T1">::</text:span><text:span text:style-name="T6">entry</text:span><text:span text:style-name="T1">;<text:line-break/></text:span><text:span text:style-name="T3">use </text:span><text:span text:style-name="T5">panic_halt </text:span><text:span text:style-name="T3">as </text:span><text:span text:style-name="T1">_;<text:line-break/><text:line-break/></text:span><text:span text:style-name="T4">#[entry]<text:line-break/></text:span><text:span text:style-name="T3">fn </text:span><text:span text:style-name="T6">main</text:span><text:span text:style-name="T1">() -&gt; ! {<text:line-break/> <text:s text:c="3"/></text:span><text:span text:style-name="T3">loop </text:span><text:span text:style-name="T1">{<text:line-break/> <text:s text:c="7"/></text:span><text:span text:style-name="T3">let mut </text:span><text:span text:style-name="T1">x: </text:span><text:span text:style-name="T3">usize </text:span><text:span text:style-name="T1">= </text:span><text:span text:style-name="T15">0</text:span><text:span text:style-name="T1">;<text:line-break/> <text:s text:c="7"/>x +=</text:span><text:span text:style-name="T15">1</text:span><text:span text:style-name="T1">;<text:line-break/> <text:s text:c="7"/></text:span><text:span text:style-name="T3">for </text:span><text:span text:style-name="T1">_ </text:span><text:span text:style-name="T3">in </text:span><text:span text:style-name="T15">0</text:span><text:span text:style-name="T1">..x {<text:line-break/> <text:s text:c="11"/></text:span><text:span text:style-name="T6">nop</text:span><text:span text:style-name="T1">();<text:line-break/> <text:s text:c="7"/>}<text:line-break/> <text:s text:c="3"/>}<text:line-break/>}</text:span></text:p>
      <text:p text:style-name="P8"/>
      <text:h text:style-name="Heading_20_2" text:outline-level="2"><text:span text:style-name="T14">Build and </text:span>Run</text:h>
      <text:p text:style-name="Preformatted_20_Text">cargo embed</text:p>
      <text:p text:style-name="Preformatted_20_Text">gdb-multiarch target/…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7T11:37:05.939191944</meta:creation-date>
    <meta:editing-duration>PT7M50S</meta:editing-duration>
    <meta:editing-cycles>4</meta:editing-cycles>
    <meta:generator>LibreOffice/24.2.7.2$Linux_X86_64 LibreOffice_project/420$Build-2</meta:generator>
    <dc:date>2025-12-07T20:28:43.555885679</dc:date>
    <meta:document-statistic meta:table-count="0" meta:image-count="0" meta:object-count="0" meta:page-count="4" meta:paragraph-count="50" meta:word-count="265" meta:character-count="1849" meta:non-whitespace-character-count="1554"/>
  </office:meta>
</office:document-meta>
</file>